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N</mi>
        <mtext>A</mtext>
      </msub>
      <mrow>
        <mspace width="2em"/>
        <mo stretchy="false">=</mo>
        <mspace width="2em"/>
      </mrow>
      <mn>6,022</mn>
      <mspace width="0.5em"/>
      <mn>141</mn>
      <mspace width="0.5em"/>
      <mn>29</mn>
      <mspace width="0.5em"/>
      <mrow>
        <mo fence="true" stretchy="false">(</mo>
        <mrow>
          <mn>27</mn>
        </mrow>
        <mo fence="true" stretchy="false">)</mo>
      </mrow>
      <mrow>
        <mspace width="0.5em"/>
        <mo stretchy="false">⋅</mo>
        <mspace width="0.5em"/>
      </mrow>
      <msup>
        <mn>10</mn>
        <mn>23</mn>
      </msup>
      <mspace width="0.5em"/>
      <mfrac>
        <mn>1</mn>
        <mtext>mol</mtext>
      </mfrac>
    </mrow>
    <annotation encoding="StarMath 5.0">N _"A" ~=~ 6,022`141`29`(27) `cdot` 10^{23} ` 1 over "mol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6:05:03.706000000</meta:creation-date>
    <dc:date>2015-03-12T17:38:12.606000000</dc:date>
    <meta:editing-duration>PT1M10S</meta:editing-duration>
    <meta:editing-cycles>2</meta:editing-cycles>
    <meta:generator>LibreOffice/4.3.4.1$Windows_x86 LibreOffice_project/bc356b2f991740509f321d70e4512a6a54c5f243</meta:generator>
  </office:meta>
</office:document-meta>
</file>